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uc2" table:style-name="ta1">
        <table:shapes>
          <draw:frame draw:z-index="0" draw:style-name="gr1" draw:text-style-name="P1" svg:width="15.999cm" svg:height="8.999cm" svg:x="4.929cm" svg:y="0.88cm">
            <draw:object draw:notify-on-update-of-ranges="truc2.A1:truc2.A1 truc2.A2:truc2.A402 truc2.B1:truc2.B1 truc2.B2:truc2.B4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668226242066" calcext:value-type="float">
            <text:p>0,0146682262420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850290298462" calcext:value-type="float">
            <text:p>0,3318502902984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86800241470337" calcext:value-type="float">
            <text:p>0,6868002414703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57229137420654" calcext:value-type="float">
            <text:p>0,9572291374206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5951414108276" calcext:value-type="float">
            <text:p>1,459514141082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80698919296265" calcext:value-type="float">
            <text:p>1,806989192962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3145592212677" calcext:value-type="float">
            <text:p>2,31455922126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97556304931641" calcext:value-type="float">
            <text:p>2,975563049316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27912712097168" calcext:value-type="float">
            <text:p>3,279127120971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79764723777771" calcext:value-type="float">
            <text:p>3,797647237777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29822111129761" calcext:value-type="float">
            <text:p>4,298221111297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78257036209106" calcext:value-type="float">
            <text:p>4,782570362091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33616614341736" calcext:value-type="float">
            <text:p>5,336166143417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1397442817688" calcext:value-type="float">
            <text:p>6,13974428176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3657426834106" calcext:value-type="float">
            <text:p>6,63657426834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7088942527771" calcext:value-type="float">
            <text:p>6,870889425277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24547505378723" calcext:value-type="float">
            <text:p>7,245475053787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06230616569519" calcext:value-type="float">
            <text:p>8,062306165695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66129732131958" calcext:value-type="float">
            <text:p>8,661297321319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46458220481873" calcext:value-type="float">
            <text:p>9,464582204818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1099750995636" calcext:value-type="float">
            <text:p>10,109975099563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3615281581879" calcext:value-type="float">
            <text:p>11,361528158187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9297642707825" calcext:value-type="float">
            <text:p>11,92976427078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.5340101718903" calcext:value-type="float">
            <text:p>12,534010171890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8494131565094" calcext:value-type="float">
            <text:p>12,84941315650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.4349193572998" calcext:value-type="float">
            <text:p>13,434919357299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.972017288208" calcext:value-type="float">
            <text:p>13,9720172882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.6022562980652" calcext:value-type="float">
            <text:p>14,602256298065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4343302249908" calcext:value-type="float">
            <text:p>15,434330224990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.0913412570953" calcext:value-type="float">
            <text:p>16,09134125709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.3691093921661" calcext:value-type="float">
            <text:p>16,369109392166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.9753451347351" calcext:value-type="float">
            <text:p>16,97534513473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.7636163234711" calcext:value-type="float">
            <text:p>17,76361632347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8.452219247818" calcext:value-type="float">
            <text:p>18,4522192478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.0360960960388" calcext:value-type="float">
            <text:p>19,03609609603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.4312660694122" calcext:value-type="float">
            <text:p>19,43126606941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.8759171962738" calcext:value-type="float">
            <text:p>19,875917196273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.4855802059174" calcext:value-type="float">
            <text:p>20,485580205917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.8370790481567" calcext:value-type="float">
            <text:p>20,837079048156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.4180653095245" calcext:value-type="float">
            <text:p>21,41806530952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.6879851818085" calcext:value-type="float">
            <text:p>21,687985181808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.2944393157959" calcext:value-type="float">
            <text:p>22,29443931579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.2527470588684" calcext:value-type="float">
            <text:p>23,252747058868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4.0651803016663" calcext:value-type="float">
            <text:p>24,065180301666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4.7632250785828" calcext:value-type="float">
            <text:p>24,76322507858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.10320520401" calcext:value-type="float">
            <text:p>25,103205204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.7420401573181" calcext:value-type="float">
            <text:p>25,742040157318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6.4980893135071" calcext:value-type="float">
            <text:p>26,498089313507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6.9081742763519" calcext:value-type="float">
            <text:p>26,908174276351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7.3755762577057" calcext:value-type="float">
            <text:p>27,37557625770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.9775812625885" calcext:value-type="float">
            <text:p>27,977581262588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8.5906512737274" calcext:value-type="float">
            <text:p>28,590651273727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9.1916930675507" calcext:value-type="float">
            <text:p>29,191693067550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9.745795249939" calcext:value-type="float">
            <text:p>29,7457952499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.2384541034698" calcext:value-type="float">
            <text:p>30,23845410346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.7404882907867" calcext:value-type="float">
            <text:p>30,740488290786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1.3973512649536" calcext:value-type="float">
            <text:p>31,397351264953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2.0392591953278" calcext:value-type="float">
            <text:p>32,03925919532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2.6683292388916" calcext:value-type="float">
            <text:p>32,66832923889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3.3359951972961" calcext:value-type="float">
            <text:p>33,33599519729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.5208933353424" calcext:value-type="float">
            <text:p>34,520893335342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5.3151502609253" calcext:value-type="float">
            <text:p>35,315150260925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6.0343663692474" calcext:value-type="float">
            <text:p>36,034366369247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6.6901862621307" calcext:value-type="float">
            <text:p>36,690186262130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7.0410511493683" calcext:value-type="float">
            <text:p>37,041051149368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7.7550420761108" calcext:value-type="float">
            <text:p>37,755042076110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8.4970202445984" calcext:value-type="float">
            <text:p>38,497020244598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9.0158972740173" calcext:value-type="float">
            <text:p>39,015897274017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9.6219623088837" calcext:value-type="float">
            <text:p>39,621962308883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0.1714091300964" calcext:value-type="float">
            <text:p>40,17140913009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.9760482311249" calcext:value-type="float">
            <text:p>40,976048231124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1.811936378479" calcext:value-type="float">
            <text:p>41,81193637847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2.2865951061249" calcext:value-type="float">
            <text:p>42,286595106124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3.1272971630096" calcext:value-type="float">
            <text:p>43,127297163009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3.4195082187653" calcext:value-type="float">
            <text:p>43,419508218765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.8742673397064" calcext:value-type="float">
            <text:p>43,874267339706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.4379651546478" calcext:value-type="float">
            <text:p>44,437965154647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4.8735573291779" calcext:value-type="float">
            <text:p>44,873557329177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5.1930222511292" calcext:value-type="float">
            <text:p>45,193022251129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5.7228682041168" calcext:value-type="float">
            <text:p>45,72286820411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.3389661312103" calcext:value-type="float">
            <text:p>46,338966131210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7.5660762786865" calcext:value-type="float">
            <text:p>47,566076278686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8.4617521762848" calcext:value-type="float">
            <text:p>48,461752176284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8.8903272151947" calcext:value-type="float">
            <text:p>48,890327215194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9.5675551891327" calcext:value-type="float">
            <text:p>49,56755518913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0.2910432815552" calcext:value-type="float">
            <text:p>50,291043281555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0.7931623458862" calcext:value-type="float">
            <text:p>50,793162345886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1.3739812374115" calcext:value-type="float">
            <text:p>51,37398123741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1.8898234367371" calcext:value-type="float">
            <text:p>51,889823436737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2.6619031429291" calcext:value-type="float">
            <text:p>52,66190314292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2.8416230678558" calcext:value-type="float">
            <text:p>52,841623067855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3.5505373477936" calcext:value-type="float">
            <text:p>53,550537347793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4.1362462043762" calcext:value-type="float">
            <text:p>54,136246204376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4.6719391345978" calcext:value-type="float">
            <text:p>54,671939134597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5.100081205368" calcext:value-type="float">
            <text:p>55,10008120536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5.4699902534485" calcext:value-type="float">
            <text:p>55,469990253448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6.0849223136902" calcext:value-type="float">
            <text:p>56,084922313690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6.7440361976624" calcext:value-type="float">
            <text:p>56,744036197662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7.5557923316956" calcext:value-type="float">
            <text:p>57,555792331695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8.1628322601318" calcext:value-type="float">
            <text:p>58,16283226013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8.6214411258698" calcext:value-type="float">
            <text:p>58,621441125869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9.044926404953" calcext:value-type="float">
            <text:p>59,04492640495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9.7105300426483" calcext:value-type="float">
            <text:p>59,710530042648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0.0501811504364" calcext:value-type="float">
            <text:p>60,050181150436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0.3849632740021" calcext:value-type="float">
            <text:p>60,384963274002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0.9374923706055" calcext:value-type="float">
            <text:p>60,937492370605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1.5851111412048" calcext:value-type="float">
            <text:p>61,585111141204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2.2344110012054" calcext:value-type="float">
            <text:p>62,234411001205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2.600818157196" calcext:value-type="float">
            <text:p>62,60081815719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2.9137482643128" calcext:value-type="float">
            <text:p>62,913748264312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3.4564082622528" calcext:value-type="float">
            <text:p>63,456408262252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4.2424461841583" calcext:value-type="float">
            <text:p>64,242446184158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5.1255433559418" calcext:value-type="float">
            <text:p>65,125543355941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5.7444632053375" calcext:value-type="float">
            <text:p>65,744463205337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6.1423873901367" calcext:value-type="float">
            <text:p>66,142387390136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6.3474502563477" calcext:value-type="float">
            <text:p>66,347450256347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7.1195311546326" calcext:value-type="float">
            <text:p>67,119531154632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7.4890742301941" calcext:value-type="float">
            <text:p>67,489074230194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8.0588850975037" calcext:value-type="float">
            <text:p>68,058885097503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8.659006357193" calcext:value-type="float">
            <text:p>68,6590063571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9.0005493164063" calcext:value-type="float">
            <text:p>69,000549316406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9.6908373832703" calcext:value-type="float">
            <text:p>69,690837383270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70.2011992931366" calcext:value-type="float">
            <text:p>70,201199293136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70.6579041481018" calcext:value-type="float">
            <text:p>70,657904148101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71.356721162796" calcext:value-type="float">
            <text:p>71,35672116279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1.8416440486908" calcext:value-type="float">
            <text:p>71,841644048690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72.2201561927795" calcext:value-type="float">
            <text:p>72,220156192779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73.1114411354065" calcext:value-type="float">
            <text:p>73,111441135406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4.068480014801" calcext:value-type="float">
            <text:p>74,06848001480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74.6694211959839" calcext:value-type="float">
            <text:p>74,669421195983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5.0348331928253" calcext:value-type="float">
            <text:p>75,034833192825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75.848206281662" calcext:value-type="float">
            <text:p>75,84820628166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76.2402122020721" calcext:value-type="float">
            <text:p>76,240212202072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76.6352982521057" calcext:value-type="float">
            <text:p>76,635298252105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77.0380501747131" calcext:value-type="float">
            <text:p>77,038050174713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77.4418873786926" calcext:value-type="float">
            <text:p>77,441887378692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77.8470792770386" calcext:value-type="float">
            <text:p>77,847079277038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78.3659331798553" calcext:value-type="float">
            <text:p>78,365933179855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79.1750383377075" calcext:value-type="float">
            <text:p>79,175038337707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0.0819094181061" calcext:value-type="float">
            <text:p>80,081909418106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.5682833194733" calcext:value-type="float">
            <text:p>80,568283319473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1.1383612155914" calcext:value-type="float">
            <text:p>81,138361215591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81.6340601444244" calcext:value-type="float">
            <text:p>81,634060144424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82.0557723045349" calcext:value-type="float">
            <text:p>82,055772304534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2.7417981624603" calcext:value-type="float">
            <text:p>82,741798162460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83.6925752162933" calcext:value-type="float">
            <text:p>83,692575216293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4.142028093338" calcext:value-type="float">
            <text:p>84,14202809333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4.8543722629547" calcext:value-type="float">
            <text:p>84,854372262954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5.240186214447" calcext:value-type="float">
            <text:p>85,24018621444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6.0247142314911" calcext:value-type="float">
            <text:p>86,02471423149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7.0769510269165" calcext:value-type="float">
            <text:p>87,076951026916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7.7047653198242" calcext:value-type="float">
            <text:p>87,704765319824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88.5921573638916" calcext:value-type="float">
            <text:p>88,592157363891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89.3085732460022" calcext:value-type="float">
            <text:p>89,308573246002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9.5959441661835" calcext:value-type="float">
            <text:p>89,595944166183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90.2022552490234" calcext:value-type="float">
            <text:p>90,2022552490234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90.8652472496033" calcext:value-type="float">
            <text:p>90,865247249603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91.4635672569275" calcext:value-type="float">
            <text:p>91,463567256927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91.9971032142639" calcext:value-type="float">
            <text:p>91,997103214263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92.5254762172699" calcext:value-type="float">
            <text:p>92,525476217269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3.0489420890808" calcext:value-type="float">
            <text:p>93,048942089080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93.4547531604767" calcext:value-type="float">
            <text:p>93,454753160476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93.9311852455139" calcext:value-type="float">
            <text:p>93,931185245513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95.3257632255554" calcext:value-type="float">
            <text:p>95,325763225555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95.943409204483" calcext:value-type="float">
            <text:p>95,94340920448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96.5627031326294" calcext:value-type="float">
            <text:p>96,562703132629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97.2070913314819" calcext:value-type="float">
            <text:p>97,207091331481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97.7740552425385" calcext:value-type="float">
            <text:p>97,774055242538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98.4674632549286" calcext:value-type="float">
            <text:p>98,467463254928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99.3043591976166" calcext:value-type="float">
            <text:p>99,304359197616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9.9533152580261" calcext:value-type="float">
            <text:p>99,953315258026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00.850585222244" calcext:value-type="float">
            <text:p>100,85058522224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01.353038072586" calcext:value-type="float">
            <text:p>101,35303807258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01.912165164948" calcext:value-type="float">
            <text:p>101,91216516494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2.619168281555" calcext:value-type="float">
            <text:p>102,61916828155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3.588328361511" calcext:value-type="float">
            <text:p>103,58832836151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04.09299826622" calcext:value-type="float">
            <text:p>104,0929982662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04.658791303635" calcext:value-type="float">
            <text:p>104,65879130363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05.37202835083" calcext:value-type="float">
            <text:p>105,3720283508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05.92696428299" calcext:value-type="float">
            <text:p>105,9269642829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6.275059223175" calcext:value-type="float">
            <text:p>106,27505922317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06.635004281998" calcext:value-type="float">
            <text:p>106,63500428199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07.514824390411" calcext:value-type="float">
            <text:p>107,51482439041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08.034103155136" calcext:value-type="float">
            <text:p>108,03410315513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08.693860292435" calcext:value-type="float">
            <text:p>108,69386029243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09.158951282501" calcext:value-type="float">
            <text:p>109,15895128250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09.759837388992" calcext:value-type="float">
            <text:p>109,75983738899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10.320181369782" calcext:value-type="float">
            <text:p>110,32018136978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11.304355144501" calcext:value-type="float">
            <text:p>111,30435514450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11.754157066345" calcext:value-type="float">
            <text:p>111,75415706634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2.382526397705" calcext:value-type="float">
            <text:p>112,38252639770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12.977087974548" calcext:value-type="float">
            <text:p>112,97708797454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13.721973419189" calcext:value-type="float">
            <text:p>113,72197341918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14.548713207245" calcext:value-type="float">
            <text:p>114,54871320724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14.927353143692" calcext:value-type="float">
            <text:p>114,92735314369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15.450098276138" calcext:value-type="float">
            <text:p>115,45009827613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15.929772138596" calcext:value-type="float">
            <text:p>115,92977213859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16.688818216324" calcext:value-type="float">
            <text:p>116,68881821632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17.490547180176" calcext:value-type="float">
            <text:p>117,49054718017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18.326312303543" calcext:value-type="float">
            <text:p>118,3263123035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8.71338224411" calcext:value-type="float">
            <text:p>118,7133822441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9.290738344193" calcext:value-type="float">
            <text:p>119,29073834419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9.897434234619" calcext:value-type="float">
            <text:p>119,89743423461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20.558373212814" calcext:value-type="float">
            <text:p>120,558373212814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21.075222015381" calcext:value-type="float">
            <text:p>121,07522201538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2.063273191452" calcext:value-type="float">
            <text:p>122,063273191452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22.368569135666" calcext:value-type="float">
            <text:p>122,368569135666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22.695703029633" calcext:value-type="float">
            <text:p>122,69570302963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23.201061248779" calcext:value-type="float">
            <text:p>123,201061248779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23.62929725647" calcext:value-type="float">
            <text:p>123,6292972564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4.277445316315" calcext:value-type="float">
            <text:p>124,27744531631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24.835210323334" calcext:value-type="float">
            <text:p>124,835210323334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25.210901260376" calcext:value-type="float">
            <text:p>125,210901260376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25.623207330704" calcext:value-type="float">
            <text:p>125,62320733070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25.906595230103" calcext:value-type="float">
            <text:p>125,90659523010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26.387624263763" calcext:value-type="float">
            <text:p>126,38762426376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27.141167163849" calcext:value-type="float">
            <text:p>127,14116716384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27.885148286819" calcext:value-type="float">
            <text:p>127,885148286819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28.245745182037" calcext:value-type="float">
            <text:p>128,245745182037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28.815122365952" calcext:value-type="float">
            <text:p>128,81512236595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9.09174323082" calcext:value-type="float">
            <text:p>129,09174323082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29.773058176041" calcext:value-type="float">
            <text:p>129,77305817604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30.393326282501" calcext:value-type="float">
            <text:p>130,393326282501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31.008071184158" calcext:value-type="float">
            <text:p>131,008071184158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31.654197454453" calcext:value-type="float">
            <text:p>131,65419745445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32.191507339478" calcext:value-type="float">
            <text:p>132,19150733947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32.742626190186" calcext:value-type="float">
            <text:p>132,742626190186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33.314883232117" calcext:value-type="float">
            <text:p>133,31488323211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33.817582130432" calcext:value-type="float">
            <text:p>133,817582130432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34.290452241898" calcext:value-type="float">
            <text:p>134,29045224189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4.673981189728" calcext:value-type="float">
            <text:p>134,673981189728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35.114422082901" calcext:value-type="float">
            <text:p>135,11442208290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35.589534282684" calcext:value-type="float">
            <text:p>135,589534282684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36.185925245285" calcext:value-type="float">
            <text:p>136,18592524528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36.815313339233" calcext:value-type="float">
            <text:p>136,815313339233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37.663270235062" calcext:value-type="float">
            <text:p>137,66327023506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38.203446149826" calcext:value-type="float">
            <text:p>138,203446149826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38.701171398163" calcext:value-type="float">
            <text:p>138,70117139816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39.025596141815" calcext:value-type="float">
            <text:p>139,02559614181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39.98370718956" calcext:value-type="float">
            <text:p>139,9837071895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.522007226944" calcext:value-type="float">
            <text:p>140,522007226944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41.228947401047" calcext:value-type="float">
            <text:p>141,228947401047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41.653552293777" calcext:value-type="float">
            <text:p>141,653552293777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42.477462053299" calcext:value-type="float">
            <text:p>142,477462053299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43.21164226532" calcext:value-type="float">
            <text:p>143,2116422653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43.641802310944" calcext:value-type="float">
            <text:p>143,641802310944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44.166729211807" calcext:value-type="float">
            <text:p>144,166729211807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44.571137189865" calcext:value-type="float">
            <text:p>144,571137189865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45.062364339828" calcext:value-type="float">
            <text:p>145,062364339828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45.684582233429" calcext:value-type="float">
            <text:p>145,68458223342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6.160983085632" calcext:value-type="float">
            <text:p>146,16098308563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46.627455234528" calcext:value-type="float">
            <text:p>146,627455234528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47.172486305237" calcext:value-type="float">
            <text:p>147,172486305237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47.725957155228" calcext:value-type="float">
            <text:p>147,725957155228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48.344703435898" calcext:value-type="float">
            <text:p>148,344703435898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48.868473291397" calcext:value-type="float">
            <text:p>148,868473291397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49.420386075974" calcext:value-type="float">
            <text:p>149,420386075974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50.147323131561" calcext:value-type="float">
            <text:p>150,147323131561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50.602693319321" calcext:value-type="float">
            <text:p>150,602693319321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51.143556118011" calcext:value-type="float">
            <text:p>151,14355611801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1.529027223587" calcext:value-type="float">
            <text:p>151,52902722358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52.019637346268" calcext:value-type="float">
            <text:p>152,019637346268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52.311569213867" calcext:value-type="float">
            <text:p>152,311569213867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52.95933008194" calcext:value-type="float">
            <text:p>152,9593300819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53.476691246033" calcext:value-type="float">
            <text:p>153,476691246033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54.140418052673" calcext:value-type="float">
            <text:p>154,140418052673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54.758459329605" calcext:value-type="float">
            <text:p>154,758459329605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55.478793382645" calcext:value-type="float">
            <text:p>155,478793382645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55.962031126022" calcext:value-type="float">
            <text:p>155,962031126022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56.911678314209" calcext:value-type="float">
            <text:p>156,91167831420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7.967947006226" calcext:value-type="float">
            <text:p>157,967947006226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58.787019014359" calcext:value-type="float">
            <text:p>158,78701901435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59.313924074173" calcext:value-type="float">
            <text:p>159,313924074173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60.173522233963" calcext:value-type="float">
            <text:p>160,173522233963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60.402292251587" calcext:value-type="float">
            <text:p>160,402292251587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60.704184055328" calcext:value-type="float">
            <text:p>160,704184055328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61.017130374908" calcext:value-type="float">
            <text:p>161,01713037490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61.586766242981" calcext:value-type="float">
            <text:p>161,586766242981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62.195458173752" calcext:value-type="float">
            <text:p>162,195458173752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62.690988063812" calcext:value-type="float">
            <text:p>162,69098806381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3.178482294083" calcext:value-type="float">
            <text:p>163,178482294083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63.797771215439" calcext:value-type="float">
            <text:p>163,79777121543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64.640995264053" calcext:value-type="float">
            <text:p>164,640995264053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65.291327238083" calcext:value-type="float">
            <text:p>165,291327238083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65.967568159103" calcext:value-type="float">
            <text:p>165,967568159103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66.693619251251" calcext:value-type="float">
            <text:p>166,693619251251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67.376964092255" calcext:value-type="float">
            <text:p>167,376964092255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67.725741147995" calcext:value-type="float">
            <text:p>167,72574114799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68.075808286667" calcext:value-type="float">
            <text:p>168,075808286667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69.006919145584" calcext:value-type="float">
            <text:p>169,00691914558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9.839517354965" calcext:value-type="float">
            <text:p>169,839517354965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70.559665203095" calcext:value-type="float">
            <text:p>170,559665203095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71.402160167694" calcext:value-type="float">
            <text:p>171,402160167694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71.873571157455" calcext:value-type="float">
            <text:p>171,873571157455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72.414517402649" calcext:value-type="float">
            <text:p>172,414517402649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72.665766239166" calcext:value-type="float">
            <text:p>172,665766239166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73.071050405502" calcext:value-type="float">
            <text:p>173,071050405502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73.610543251038" calcext:value-type="float">
            <text:p>173,610543251038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74.082765102386" calcext:value-type="float">
            <text:p>174,082765102386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74.56874704361" calcext:value-type="float">
            <text:p>174,568747043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5.118594169617" calcext:value-type="float">
            <text:p>175,11859416961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76.214816331863" calcext:value-type="float">
            <text:p>176,214816331863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76.641658306122" calcext:value-type="float">
            <text:p>176,641658306122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77.50728225708" calcext:value-type="float">
            <text:p>177,50728225708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78.646841287613" calcext:value-type="float">
            <text:p>178,64684128761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79.349845409393" calcext:value-type="float">
            <text:p>179,349845409393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80.086258172989" calcext:value-type="float">
            <text:p>180,086258172989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80.604386091232" calcext:value-type="float">
            <text:p>180,604386091232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81.023925304413" calcext:value-type="float">
            <text:p>181,023925304413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81.427955389023" calcext:value-type="float">
            <text:p>181,42795538902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1.873207092285" calcext:value-type="float">
            <text:p>181,87320709228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82.307263374329" calcext:value-type="float">
            <text:p>182,3072633743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3.024239301682" calcext:value-type="float">
            <text:p>183,024239301682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83.965515136719" calcext:value-type="float">
            <text:p>183,965515136719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84.478682279587" calcext:value-type="float">
            <text:p>184,47868227958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84.75532913208" calcext:value-type="float">
            <text:p>184,75532913208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85.2880423069" calcext:value-type="float">
            <text:p>185,2880423069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86.13899731636" calcext:value-type="float">
            <text:p>186,13899731636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86.742994308472" calcext:value-type="float">
            <text:p>186,742994308472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87.276120185852" calcext:value-type="float">
            <text:p>187,27612018585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87.901476144791" calcext:value-type="float">
            <text:p>187,90147614479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88.773091077805" calcext:value-type="float">
            <text:p>188,773091077805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89.108292102814" calcext:value-type="float">
            <text:p>189,108292102814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89.832551240921" calcext:value-type="float">
            <text:p>189,832551240921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90.729063272476" calcext:value-type="float">
            <text:p>190,729063272476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91.119461297989" calcext:value-type="float">
            <text:p>191,119461297989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91.697881221771" calcext:value-type="float">
            <text:p>191,697881221771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92.290346384048" calcext:value-type="float">
            <text:p>192,290346384048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92.665518283844" calcext:value-type="float">
            <text:p>192,665518283844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93.449773073196" calcext:value-type="float">
            <text:p>193,44977307319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93.733509302139" calcext:value-type="float">
            <text:p>193,733509302139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94.674324274063" calcext:value-type="float">
            <text:p>194,674324274063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95.199098110199" calcext:value-type="float">
            <text:p>195,199098110199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95.601072311401" calcext:value-type="float">
            <text:p>195,601072311401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96.218895196915" calcext:value-type="float">
            <text:p>196,21889519691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97.012244224548" calcext:value-type="float">
            <text:p>197,012244224548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97.516882181168" calcext:value-type="float">
            <text:p>197,51688218116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98.269206047058" calcext:value-type="float">
            <text:p>198,269206047058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98.950919151306" calcext:value-type="float">
            <text:p>198,950919151306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99.452354192734" calcext:value-type="float">
            <text:p>199,45235419273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00.566904067993" calcext:value-type="float">
            <text:p>200,566904067993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201.106559276581" calcext:value-type="float">
            <text:p>201,106559276581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202.187669992447" calcext:value-type="float">
            <text:p>202,187669992447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02.660170316696" calcext:value-type="float">
            <text:p>202,66017031669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203.015095233917" calcext:value-type="float">
            <text:p>203,015095233917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03.650911331177" calcext:value-type="float">
            <text:p>203,650911331177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204.241676092148" calcext:value-type="float">
            <text:p>204,241676092148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205.074660301208" calcext:value-type="float">
            <text:p>205,074660301208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205.673853158951" calcext:value-type="float">
            <text:p>205,673853158951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206.378272294998" calcext:value-type="float">
            <text:p>206,37827229499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06.846776247025" calcext:value-type="float">
            <text:p>206,846776247025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207.362633228302" calcext:value-type="float">
            <text:p>207,362633228302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07.873898983002" calcext:value-type="float">
            <text:p>207,873898983002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08.204582214355" calcext:value-type="float">
            <text:p>208,204582214355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08.987765312195" calcext:value-type="float">
            <text:p>208,98776531219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209.661221265793" calcext:value-type="float">
            <text:p>209,661221265793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10.3737180233" calcext:value-type="float">
            <text:p>210,3737180233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210.859392166138" calcext:value-type="float">
            <text:p>210,859392166138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211.345956087112" calcext:value-type="float">
            <text:p>211,345956087112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211.625245332718" calcext:value-type="float">
            <text:p>211,62524533271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12.339477300644" calcext:value-type="float">
            <text:p>212,339477300644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212.815418243408" calcext:value-type="float">
            <text:p>212,815418243408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213.186093091965" calcext:value-type="float">
            <text:p>213,186093091965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14.056015253067" calcext:value-type="float">
            <text:p>214,056015253067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14.677257299423" calcext:value-type="float">
            <text:p>214,677257299423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215.482148170471" calcext:value-type="float">
            <text:p>215,482148170471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15.815592288971" calcext:value-type="float">
            <text:p>215,815592288971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216.805982351303" calcext:value-type="float">
            <text:p>216,805982351303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18.073621273041" calcext:value-type="float">
            <text:p>218,07362127304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219.026030063629" calcext:value-type="float">
            <text:p>219,02603006362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19.509136199951" calcext:value-type="float">
            <text:p>219,509136199951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220.047515153885" calcext:value-type="float">
            <text:p>220,047515153885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20.62427520752" calcext:value-type="float">
            <text:p>220,62427520752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220.974239349365" calcext:value-type="float">
            <text:p>220,974239349365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21.34811425209" calcext:value-type="float">
            <text:p>221,34811425209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221.927490234375" calcext:value-type="float">
            <text:p>221,927490234375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22.531390190125" calcext:value-type="float">
            <text:p>222,531390190125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223.206067323685" calcext:value-type="float">
            <text:p>223,20606732368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223.894532203674" calcext:value-type="float">
            <text:p>223,894532203674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224.764895439148" calcext:value-type="float">
            <text:p>224,76489543914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25.596014261246" calcext:value-type="float">
            <text:p>225,596014261246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225.962052106857" calcext:value-type="float">
            <text:p>225,962052106857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26.395641088486" calcext:value-type="float">
            <text:p>226,395641088486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26.911873102188" calcext:value-type="float">
            <text:p>226,91187310218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27.554800271988" calcext:value-type="float">
            <text:p>227,554800271988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228.376608371735" calcext:value-type="float">
            <text:p>228,376608371735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228.724692344666" calcext:value-type="float">
            <text:p>228,724692344666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229.188839197159" calcext:value-type="float">
            <text:p>229,188839197159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229.708259105682" calcext:value-type="float">
            <text:p>229,708259105682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229.981815099716" calcext:value-type="float">
            <text:p>229,98181509971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30.648680210114" calcext:value-type="float">
            <text:p>230,648680210114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231.209913253784" calcext:value-type="float">
            <text:p>231,209913253784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232.038871049881" calcext:value-type="float">
            <text:p>232,03887104988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232.611925363541" calcext:value-type="float">
            <text:p>232,611925363541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233.378517389297" calcext:value-type="float">
            <text:p>233,378517389297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234.00484418869" calcext:value-type="float">
            <text:p>234,00484418869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234.77764415741" calcext:value-type="float">
            <text:p>234,77764415741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235.477469205856" calcext:value-type="float">
            <text:p>235,477469205856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236.271000146866" calcext:value-type="float">
            <text:p>236,271000146866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236.954913139343" calcext:value-type="float">
            <text:p>236,95491313934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37.520814180374" calcext:value-type="float">
            <text:p>237,520814180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2-03T14:52:37.785173685</dc:date>
    <meta:editing-duration>PT1M10S</meta:editing-duration>
    <meta:editing-cycles>1</meta:editing-cycles>
    <meta:document-statistic meta:table-count="1" meta:cell-count="804" meta:object-count="1"/>
    <meta:generator>LibreOffice/7.0.4.2$MacOSX_X86_64 LibreOffice_project/dcf040e67528d9187c66b2379df5ea4407429775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49cm" svg:y="3.952cm" style:legend-expansion="high" chart:style-name="ch2"/>
        <chart:plot-area chart:style-name="ch3" table:cell-range-address="truc2.A1:truc2.B402" chart:data-source-has-labels="row" svg:x="0.32cm" svg:y="0.18cm" svg:width="12.309cm" svg:height="8.64cm">
          <chart:coordinate-region svg:x="1.166cm" svg:y="0.379cm" svg:width="11.06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uc2.B2:truc2.B402" chart:label-cell-address="truc2.B1:truc2.B1" chart:class="chart:scatter">
            <chart:domain table:cell-range-address="truc2.A2:truc2.A402"/>
            <chart:regression-curve chart:style-name="ch8">
              <chart:equation chart:display-equation="true" chart:display-r-square="true"/>
            </chart:regression-curve>
            <chart:data-point chart:repeated="4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</text:p>
                <draw:g>
                  <svg:desc>truc2.B1:truc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uc2.A2:truc2.A402</svg:desc>
                </draw:g>
              </table:table-cell>
              <table:table-cell office:value-type="float" office:value="0.014668226242066">
                <text:p>0.014668226242066</text:p>
                <draw:g>
                  <svg:desc>truc2.B2:truc2.B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331850290298462">
                <text:p>0.331850290298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686800241470337">
                <text:p>0.686800241470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957229137420654">
                <text:p>0.957229137420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.45951414108276">
                <text:p>1.45951414108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80698919296265">
                <text:p>1.80698919296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.3145592212677">
                <text:p>2.3145592212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97556304931641">
                <text:p>2.97556304931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.27912712097168">
                <text:p>3.27912712097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.79764723777771">
                <text:p>3.79764723777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.29822111129761">
                <text:p>4.29822111129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4.78257036209106">
                <text:p>4.7825703620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.33616614341736">
                <text:p>5.33616614341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6.1397442817688">
                <text:p>6.1397442817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6.63657426834106">
                <text:p>6.63657426834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6.87088942527771">
                <text:p>6.87088942527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7.24547505378723">
                <text:p>7.24547505378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8.06230616569519">
                <text:p>8.06230616569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8.66129732131958">
                <text:p>8.66129732131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9.46458220481873">
                <text:p>9.464582204818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0.1099750995636">
                <text:p>10.1099750995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1.3615281581879">
                <text:p>11.3615281581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1.9297642707825">
                <text:p>11.9297642707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2.5340101718903">
                <text:p>12.5340101718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2.8494131565094">
                <text:p>12.8494131565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13.4349193572998">
                <text:p>13.4349193572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13.972017288208">
                <text:p>13.972017288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14.6022562980652">
                <text:p>14.6022562980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15.4343302249908">
                <text:p>15.4343302249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6.0913412570953">
                <text:p>16.09134125709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6.3691093921661">
                <text:p>16.3691093921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6.9753451347351">
                <text:p>16.9753451347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17.7636163234711">
                <text:p>17.7636163234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18.452219247818">
                <text:p>18.452219247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19.0360960960388">
                <text:p>19.0360960960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19.4312660694122">
                <text:p>19.43126606941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19.8759171962738">
                <text:p>19.8759171962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20.4855802059174">
                <text:p>20.4855802059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20.8370790481567">
                <text:p>20.8370790481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21.4180653095245">
                <text:p>21.4180653095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21.6879851818085">
                <text:p>21.6879851818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22.2944393157959">
                <text:p>22.29443931579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23.2527470588684">
                <text:p>23.25274705886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24.0651803016663">
                <text:p>24.0651803016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24.7632250785828">
                <text:p>24.76322507858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25.10320520401">
                <text:p>25.10320520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25.7420401573181">
                <text:p>25.7420401573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26.4980893135071">
                <text:p>26.49808931350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26.9081742763519">
                <text:p>26.9081742763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27.3755762577057">
                <text:p>27.37557625770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27.9775812625885">
                <text:p>27.9775812625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28.5906512737274">
                <text:p>28.590651273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29.1916930675507">
                <text:p>29.19169306755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29.745795249939">
                <text:p>29.7457952499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30.2384541034698">
                <text:p>30.23845410346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30.7404882907867">
                <text:p>30.74048829078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31.3973512649536">
                <text:p>31.39735126495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32.0392591953278">
                <text:p>32.0392591953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32.6683292388916">
                <text:p>32.6683292388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33.3359951972961">
                <text:p>33.33599519729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34.5208933353424">
                <text:p>34.5208933353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35.3151502609253">
                <text:p>35.31515026092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36.0343663692474">
                <text:p>36.0343663692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36.6901862621307">
                <text:p>36.6901862621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37.0410511493683">
                <text:p>37.04105114936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37.7550420761108">
                <text:p>37.75504207611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38.4970202445984">
                <text:p>38.4970202445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39.0158972740173">
                <text:p>39.01589727401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39.6219623088837">
                <text:p>39.62196230888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40.1714091300964">
                <text:p>40.17140913009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40.9760482311249">
                <text:p>40.9760482311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41.811936378479">
                <text:p>41.8119363784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42.2865951061249">
                <text:p>42.2865951061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43.1272971630096">
                <text:p>43.12729716300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43.4195082187653">
                <text:p>43.4195082187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43.8742673397064">
                <text:p>43.8742673397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44.4379651546478">
                <text:p>44.4379651546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44.8735573291779">
                <text:p>44.87355732917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45.1930222511292">
                <text:p>45.19302225112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45.7228682041168">
                <text:p>45.72286820411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46.3389661312103">
                <text:p>46.33896613121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47.5660762786865">
                <text:p>47.5660762786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48.4617521762848">
                <text:p>48.4617521762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48.8903272151947">
                <text:p>48.89032721519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49.5675551891327">
                <text:p>49.56755518913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50.2910432815552">
                <text:p>50.2910432815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50.7931623458862">
                <text:p>50.79316234588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51.3739812374115">
                <text:p>51.3739812374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51.8898234367371">
                <text:p>51.88982343673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52.6619031429291">
                <text:p>52.6619031429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52.8416230678558">
                <text:p>52.84162306785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53.5505373477936">
                <text:p>53.5505373477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54.1362462043762">
                <text:p>54.13624620437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54.6719391345978">
                <text:p>54.67193913459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55.100081205368">
                <text:p>55.100081205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55.4699902534485">
                <text:p>55.4699902534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56.0849223136902">
                <text:p>56.08492231369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56.7440361976624">
                <text:p>56.7440361976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57.5557923316956">
                <text:p>57.55579233169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58.1628322601318">
                <text:p>58.1628322601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58.6214411258698">
                <text:p>58.6214411258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59.044926404953">
                <text:p>59.0449264049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59.7105300426483">
                <text:p>59.71053004264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60.0501811504364">
                <text:p>60.05018115043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60.3849632740021">
                <text:p>60.3849632740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60.9374923706055">
                <text:p>60.93749237060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61.5851111412048">
                <text:p>61.58511114120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62.2344110012054">
                <text:p>62.23441100120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62.600818157196">
                <text:p>62.6008181571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62.9137482643128">
                <text:p>62.91374826431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63.4564082622528">
                <text:p>63.45640826225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64.2424461841583">
                <text:p>64.24244618415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65.1255433559418">
                <text:p>65.12554335594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65.7444632053375">
                <text:p>65.7444632053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66.1423873901367">
                <text:p>66.14238739013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66.3474502563477">
                <text:p>66.34745025634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67.1195311546326">
                <text:p>67.11953115463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67.4890742301941">
                <text:p>67.4890742301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68.0588850975037">
                <text:p>68.05888509750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68.659006357193">
                <text:p>68.6590063571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69.0005493164063">
                <text:p>69.00054931640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69.6908373832703">
                <text:p>69.69083738327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70.2011992931366">
                <text:p>70.20119929313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70.6579041481018">
                <text:p>70.65790414810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71.356721162796">
                <text:p>71.3567211627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71.8416440486908">
                <text:p>71.84164404869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72.2201561927795">
                <text:p>72.2201561927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73.1114411354065">
                <text:p>73.11144113540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74.068480014801">
                <text:p>74.0684800148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74.6694211959839">
                <text:p>74.66942119598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75.0348331928253">
                <text:p>75.03483319282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75.848206281662">
                <text:p>75.8482062816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76.2402122020721">
                <text:p>76.24021220207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76.6352982521057">
                <text:p>76.63529825210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77.0380501747131">
                <text:p>77.03805017471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77.4418873786926">
                <text:p>77.44188737869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77.8470792770386">
                <text:p>77.84707927703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78.3659331798553">
                <text:p>78.36593317985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79.1750383377075">
                <text:p>79.1750383377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80.0819094181061">
                <text:p>80.08190941810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80.5682833194733">
                <text:p>80.56828331947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81.1383612155914">
                <text:p>81.13836121559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81.6340601444244">
                <text:p>81.63406014442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82.0557723045349">
                <text:p>82.05577230453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82.7417981624603">
                <text:p>82.74179816246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83.6925752162933">
                <text:p>83.6925752162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84.142028093338">
                <text:p>84.1420280933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84.8543722629547">
                <text:p>84.85437226295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85.240186214447">
                <text:p>85.2401862144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86.0247142314911">
                <text:p>86.0247142314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87.0769510269165">
                <text:p>87.07695102691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87.7047653198242">
                <text:p>87.70476531982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88.5921573638916">
                <text:p>88.59215736389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89.3085732460022">
                <text:p>89.30857324600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89.5959441661835">
                <text:p>89.59594416618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90.2022552490234">
                <text:p>90.20225524902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90.8652472496033">
                <text:p>90.86524724960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91.4635672569275">
                <text:p>91.46356725692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91.9971032142639">
                <text:p>91.99710321426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92.5254762172699">
                <text:p>92.52547621726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93.0489420890808">
                <text:p>93.04894208908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93.4547531604767">
                <text:p>93.45475316047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93.9311852455139">
                <text:p>93.93118524551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95.3257632255554">
                <text:p>95.32576322555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95.943409204483">
                <text:p>95.9434092044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96.5627031326294">
                <text:p>96.56270313262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97.2070913314819">
                <text:p>97.20709133148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97.7740552425385">
                <text:p>97.77405524253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98.4674632549286">
                <text:p>98.4674632549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99.3043591976166">
                <text:p>99.30435919761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99.9533152580261">
                <text:p>99.95331525802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100.850585222244">
                <text:p>100.8505852222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101.353038072586">
                <text:p>101.3530380725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101.912165164948">
                <text:p>101.9121651649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102.619168281555">
                <text:p>102.6191682815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103.588328361511">
                <text:p>103.5883283615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104.09299826622">
                <text:p>104.092998266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104.658791303635">
                <text:p>104.6587913036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105.37202835083">
                <text:p>105.372028350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105.92696428299">
                <text:p>105.926964282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106.275059223175">
                <text:p>106.275059223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106.635004281998">
                <text:p>106.6350042819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107.514824390411">
                <text:p>107.5148243904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108.034103155136">
                <text:p>108.0341031551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108.693860292435">
                <text:p>108.6938602924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109.158951282501">
                <text:p>109.1589512825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109.759837388992">
                <text:p>109.759837388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110.320181369782">
                <text:p>110.3201813697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111.304355144501">
                <text:p>111.3043551445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111.754157066345">
                <text:p>111.7541570663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112.382526397705">
                <text:p>112.3825263977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112.977087974548">
                <text:p>112.9770879745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113.721973419189">
                <text:p>113.7219734191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114.548713207245">
                <text:p>114.5487132072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114.927353143692">
                <text:p>114.9273531436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115.450098276138">
                <text:p>115.4500982761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115.929772138596">
                <text:p>115.9297721385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116.688818216324">
                <text:p>116.6888182163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117.490547180176">
                <text:p>117.490547180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118.326312303543">
                <text:p>118.3263123035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">
                <text:p>2000</text:p>
              </table:table-cell>
              <table:table-cell office:value-type="float" office:value="118.71338224411">
                <text:p>118.713382244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">
                <text:p>2010</text:p>
              </table:table-cell>
              <table:table-cell office:value-type="float" office:value="119.290738344193">
                <text:p>119.2907383441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">
                <text:p>2020</text:p>
              </table:table-cell>
              <table:table-cell office:value-type="float" office:value="119.897434234619">
                <text:p>119.8974342346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">
                <text:p>2030</text:p>
              </table:table-cell>
              <table:table-cell office:value-type="float" office:value="120.558373212814">
                <text:p>120.5583732128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">
                <text:p>2040</text:p>
              </table:table-cell>
              <table:table-cell office:value-type="float" office:value="121.075222015381">
                <text:p>121.0752220153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">
                <text:p>2050</text:p>
              </table:table-cell>
              <table:table-cell office:value-type="float" office:value="122.063273191452">
                <text:p>122.0632731914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">
                <text:p>2060</text:p>
              </table:table-cell>
              <table:table-cell office:value-type="float" office:value="122.368569135666">
                <text:p>122.3685691356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">
                <text:p>2070</text:p>
              </table:table-cell>
              <table:table-cell office:value-type="float" office:value="122.695703029633">
                <text:p>122.6957030296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">
                <text:p>2080</text:p>
              </table:table-cell>
              <table:table-cell office:value-type="float" office:value="123.201061248779">
                <text:p>123.2010612487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">
                <text:p>2090</text:p>
              </table:table-cell>
              <table:table-cell office:value-type="float" office:value="123.62929725647">
                <text:p>123.629297256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">
                <text:p>2100</text:p>
              </table:table-cell>
              <table:table-cell office:value-type="float" office:value="124.277445316315">
                <text:p>124.2774453163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">
                <text:p>2110</text:p>
              </table:table-cell>
              <table:table-cell office:value-type="float" office:value="124.835210323334">
                <text:p>124.8352103233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">
                <text:p>2120</text:p>
              </table:table-cell>
              <table:table-cell office:value-type="float" office:value="125.210901260376">
                <text:p>125.2109012603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">
                <text:p>2130</text:p>
              </table:table-cell>
              <table:table-cell office:value-type="float" office:value="125.623207330704">
                <text:p>125.623207330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">
                <text:p>2140</text:p>
              </table:table-cell>
              <table:table-cell office:value-type="float" office:value="125.906595230103">
                <text:p>125.906595230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">
                <text:p>2150</text:p>
              </table:table-cell>
              <table:table-cell office:value-type="float" office:value="126.387624263763">
                <text:p>126.3876242637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">
                <text:p>2160</text:p>
              </table:table-cell>
              <table:table-cell office:value-type="float" office:value="127.141167163849">
                <text:p>127.1411671638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">
                <text:p>2170</text:p>
              </table:table-cell>
              <table:table-cell office:value-type="float" office:value="127.885148286819">
                <text:p>127.8851482868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">
                <text:p>2180</text:p>
              </table:table-cell>
              <table:table-cell office:value-type="float" office:value="128.245745182037">
                <text:p>128.2457451820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">
                <text:p>2190</text:p>
              </table:table-cell>
              <table:table-cell office:value-type="float" office:value="128.815122365952">
                <text:p>128.8151223659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">
                <text:p>2200</text:p>
              </table:table-cell>
              <table:table-cell office:value-type="float" office:value="129.09174323082">
                <text:p>129.091743230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">
                <text:p>2210</text:p>
              </table:table-cell>
              <table:table-cell office:value-type="float" office:value="129.773058176041">
                <text:p>129.7730581760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">
                <text:p>2220</text:p>
              </table:table-cell>
              <table:table-cell office:value-type="float" office:value="130.393326282501">
                <text:p>130.3933262825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">
                <text:p>2230</text:p>
              </table:table-cell>
              <table:table-cell office:value-type="float" office:value="131.008071184158">
                <text:p>131.0080711841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">
                <text:p>2240</text:p>
              </table:table-cell>
              <table:table-cell office:value-type="float" office:value="131.654197454453">
                <text:p>131.6541974544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">
                <text:p>2250</text:p>
              </table:table-cell>
              <table:table-cell office:value-type="float" office:value="132.191507339478">
                <text:p>132.1915073394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">
                <text:p>2260</text:p>
              </table:table-cell>
              <table:table-cell office:value-type="float" office:value="132.742626190186">
                <text:p>132.7426261901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">
                <text:p>2270</text:p>
              </table:table-cell>
              <table:table-cell office:value-type="float" office:value="133.314883232117">
                <text:p>133.3148832321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">
                <text:p>2280</text:p>
              </table:table-cell>
              <table:table-cell office:value-type="float" office:value="133.817582130432">
                <text:p>133.8175821304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">
                <text:p>2290</text:p>
              </table:table-cell>
              <table:table-cell office:value-type="float" office:value="134.290452241898">
                <text:p>134.2904522418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">
                <text:p>2300</text:p>
              </table:table-cell>
              <table:table-cell office:value-type="float" office:value="134.673981189728">
                <text:p>134.6739811897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">
                <text:p>2310</text:p>
              </table:table-cell>
              <table:table-cell office:value-type="float" office:value="135.114422082901">
                <text:p>135.1144220829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">
                <text:p>2320</text:p>
              </table:table-cell>
              <table:table-cell office:value-type="float" office:value="135.589534282684">
                <text:p>135.5895342826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">
                <text:p>2330</text:p>
              </table:table-cell>
              <table:table-cell office:value-type="float" office:value="136.185925245285">
                <text:p>136.1859252452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">
                <text:p>2340</text:p>
              </table:table-cell>
              <table:table-cell office:value-type="float" office:value="136.815313339233">
                <text:p>136.8153133392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">
                <text:p>2350</text:p>
              </table:table-cell>
              <table:table-cell office:value-type="float" office:value="137.663270235062">
                <text:p>137.6632702350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">
                <text:p>2360</text:p>
              </table:table-cell>
              <table:table-cell office:value-type="float" office:value="138.203446149826">
                <text:p>138.2034461498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">
                <text:p>2370</text:p>
              </table:table-cell>
              <table:table-cell office:value-type="float" office:value="138.701171398163">
                <text:p>138.7011713981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">
                <text:p>2380</text:p>
              </table:table-cell>
              <table:table-cell office:value-type="float" office:value="139.025596141815">
                <text:p>139.025596141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">
                <text:p>2390</text:p>
              </table:table-cell>
              <table:table-cell office:value-type="float" office:value="139.98370718956">
                <text:p>139.983707189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">
                <text:p>2400</text:p>
              </table:table-cell>
              <table:table-cell office:value-type="float" office:value="140.522007226944">
                <text:p>140.5220072269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">
                <text:p>2410</text:p>
              </table:table-cell>
              <table:table-cell office:value-type="float" office:value="141.228947401047">
                <text:p>141.2289474010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">
                <text:p>2420</text:p>
              </table:table-cell>
              <table:table-cell office:value-type="float" office:value="141.653552293777">
                <text:p>141.6535522937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">
                <text:p>2430</text:p>
              </table:table-cell>
              <table:table-cell office:value-type="float" office:value="142.477462053299">
                <text:p>142.4774620532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">
                <text:p>2440</text:p>
              </table:table-cell>
              <table:table-cell office:value-type="float" office:value="143.21164226532">
                <text:p>143.211642265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">
                <text:p>2450</text:p>
              </table:table-cell>
              <table:table-cell office:value-type="float" office:value="143.641802310944">
                <text:p>143.6418023109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">
                <text:p>2460</text:p>
              </table:table-cell>
              <table:table-cell office:value-type="float" office:value="144.166729211807">
                <text:p>144.1667292118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">
                <text:p>2470</text:p>
              </table:table-cell>
              <table:table-cell office:value-type="float" office:value="144.571137189865">
                <text:p>144.5711371898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">
                <text:p>2480</text:p>
              </table:table-cell>
              <table:table-cell office:value-type="float" office:value="145.062364339828">
                <text:p>145.0623643398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">
                <text:p>2490</text:p>
              </table:table-cell>
              <table:table-cell office:value-type="float" office:value="145.684582233429">
                <text:p>145.6845822334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">
                <text:p>2500</text:p>
              </table:table-cell>
              <table:table-cell office:value-type="float" office:value="146.160983085632">
                <text:p>146.1609830856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">
                <text:p>2510</text:p>
              </table:table-cell>
              <table:table-cell office:value-type="float" office:value="146.627455234528">
                <text:p>146.6274552345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">
                <text:p>2520</text:p>
              </table:table-cell>
              <table:table-cell office:value-type="float" office:value="147.172486305237">
                <text:p>147.1724863052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">
                <text:p>2530</text:p>
              </table:table-cell>
              <table:table-cell office:value-type="float" office:value="147.725957155228">
                <text:p>147.7259571552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">
                <text:p>2540</text:p>
              </table:table-cell>
              <table:table-cell office:value-type="float" office:value="148.344703435898">
                <text:p>148.3447034358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">
                <text:p>2550</text:p>
              </table:table-cell>
              <table:table-cell office:value-type="float" office:value="148.868473291397">
                <text:p>148.8684732913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">
                <text:p>2560</text:p>
              </table:table-cell>
              <table:table-cell office:value-type="float" office:value="149.420386075974">
                <text:p>149.4203860759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">
                <text:p>2570</text:p>
              </table:table-cell>
              <table:table-cell office:value-type="float" office:value="150.147323131561">
                <text:p>150.1473231315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">
                <text:p>2580</text:p>
              </table:table-cell>
              <table:table-cell office:value-type="float" office:value="150.602693319321">
                <text:p>150.6026933193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">
                <text:p>2590</text:p>
              </table:table-cell>
              <table:table-cell office:value-type="float" office:value="151.143556118011">
                <text:p>151.1435561180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">
                <text:p>2600</text:p>
              </table:table-cell>
              <table:table-cell office:value-type="float" office:value="151.529027223587">
                <text:p>151.5290272235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">
                <text:p>2610</text:p>
              </table:table-cell>
              <table:table-cell office:value-type="float" office:value="152.019637346268">
                <text:p>152.0196373462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">
                <text:p>2620</text:p>
              </table:table-cell>
              <table:table-cell office:value-type="float" office:value="152.311569213867">
                <text:p>152.3115692138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">
                <text:p>2630</text:p>
              </table:table-cell>
              <table:table-cell office:value-type="float" office:value="152.95933008194">
                <text:p>152.959330081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">
                <text:p>2640</text:p>
              </table:table-cell>
              <table:table-cell office:value-type="float" office:value="153.476691246033">
                <text:p>153.4766912460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">
                <text:p>2650</text:p>
              </table:table-cell>
              <table:table-cell office:value-type="float" office:value="154.140418052673">
                <text:p>154.1404180526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">
                <text:p>2660</text:p>
              </table:table-cell>
              <table:table-cell office:value-type="float" office:value="154.758459329605">
                <text:p>154.7584593296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">
                <text:p>2670</text:p>
              </table:table-cell>
              <table:table-cell office:value-type="float" office:value="155.478793382645">
                <text:p>155.4787933826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">
                <text:p>2680</text:p>
              </table:table-cell>
              <table:table-cell office:value-type="float" office:value="155.962031126022">
                <text:p>155.9620311260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">
                <text:p>2690</text:p>
              </table:table-cell>
              <table:table-cell office:value-type="float" office:value="156.911678314209">
                <text:p>156.9116783142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">
                <text:p>2700</text:p>
              </table:table-cell>
              <table:table-cell office:value-type="float" office:value="157.967947006226">
                <text:p>157.9679470062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">
                <text:p>2710</text:p>
              </table:table-cell>
              <table:table-cell office:value-type="float" office:value="158.787019014359">
                <text:p>158.7870190143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">
                <text:p>2720</text:p>
              </table:table-cell>
              <table:table-cell office:value-type="float" office:value="159.313924074173">
                <text:p>159.3139240741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">
                <text:p>2730</text:p>
              </table:table-cell>
              <table:table-cell office:value-type="float" office:value="160.173522233963">
                <text:p>160.1735222339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">
                <text:p>2740</text:p>
              </table:table-cell>
              <table:table-cell office:value-type="float" office:value="160.402292251587">
                <text:p>160.4022922515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">
                <text:p>2750</text:p>
              </table:table-cell>
              <table:table-cell office:value-type="float" office:value="160.704184055328">
                <text:p>160.7041840553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">
                <text:p>2760</text:p>
              </table:table-cell>
              <table:table-cell office:value-type="float" office:value="161.017130374908">
                <text:p>161.0171303749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">
                <text:p>2770</text:p>
              </table:table-cell>
              <table:table-cell office:value-type="float" office:value="161.586766242981">
                <text:p>161.5867662429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">
                <text:p>2780</text:p>
              </table:table-cell>
              <table:table-cell office:value-type="float" office:value="162.195458173752">
                <text:p>162.1954581737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">
                <text:p>2790</text:p>
              </table:table-cell>
              <table:table-cell office:value-type="float" office:value="162.690988063812">
                <text:p>162.6909880638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">
                <text:p>2800</text:p>
              </table:table-cell>
              <table:table-cell office:value-type="float" office:value="163.178482294083">
                <text:p>163.1784822940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">
                <text:p>2810</text:p>
              </table:table-cell>
              <table:table-cell office:value-type="float" office:value="163.797771215439">
                <text:p>163.7977712154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">
                <text:p>2820</text:p>
              </table:table-cell>
              <table:table-cell office:value-type="float" office:value="164.640995264053">
                <text:p>164.6409952640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">
                <text:p>2830</text:p>
              </table:table-cell>
              <table:table-cell office:value-type="float" office:value="165.291327238083">
                <text:p>165.2913272380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">
                <text:p>2840</text:p>
              </table:table-cell>
              <table:table-cell office:value-type="float" office:value="165.967568159103">
                <text:p>165.9675681591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">
                <text:p>2850</text:p>
              </table:table-cell>
              <table:table-cell office:value-type="float" office:value="166.693619251251">
                <text:p>166.6936192512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">
                <text:p>2860</text:p>
              </table:table-cell>
              <table:table-cell office:value-type="float" office:value="167.376964092255">
                <text:p>167.3769640922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">
                <text:p>2870</text:p>
              </table:table-cell>
              <table:table-cell office:value-type="float" office:value="167.725741147995">
                <text:p>167.7257411479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">
                <text:p>2880</text:p>
              </table:table-cell>
              <table:table-cell office:value-type="float" office:value="168.075808286667">
                <text:p>168.07580828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">
                <text:p>2890</text:p>
              </table:table-cell>
              <table:table-cell office:value-type="float" office:value="169.006919145584">
                <text:p>169.0069191455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">
                <text:p>2900</text:p>
              </table:table-cell>
              <table:table-cell office:value-type="float" office:value="169.839517354965">
                <text:p>169.8395173549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">
                <text:p>2910</text:p>
              </table:table-cell>
              <table:table-cell office:value-type="float" office:value="170.559665203095">
                <text:p>170.5596652030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">
                <text:p>2920</text:p>
              </table:table-cell>
              <table:table-cell office:value-type="float" office:value="171.402160167694">
                <text:p>171.4021601676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">
                <text:p>2930</text:p>
              </table:table-cell>
              <table:table-cell office:value-type="float" office:value="171.873571157455">
                <text:p>171.8735711574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">
                <text:p>2940</text:p>
              </table:table-cell>
              <table:table-cell office:value-type="float" office:value="172.414517402649">
                <text:p>172.4145174026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">
                <text:p>2950</text:p>
              </table:table-cell>
              <table:table-cell office:value-type="float" office:value="172.665766239166">
                <text:p>172.6657662391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">
                <text:p>2960</text:p>
              </table:table-cell>
              <table:table-cell office:value-type="float" office:value="173.071050405502">
                <text:p>173.0710504055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">
                <text:p>2970</text:p>
              </table:table-cell>
              <table:table-cell office:value-type="float" office:value="173.610543251038">
                <text:p>173.6105432510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">
                <text:p>2980</text:p>
              </table:table-cell>
              <table:table-cell office:value-type="float" office:value="174.082765102386">
                <text:p>174.0827651023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">
                <text:p>2990</text:p>
              </table:table-cell>
              <table:table-cell office:value-type="float" office:value="174.56874704361">
                <text:p>174.568747043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">
                <text:p>3000</text:p>
              </table:table-cell>
              <table:table-cell office:value-type="float" office:value="175.118594169617">
                <text:p>175.1185941696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">
                <text:p>3010</text:p>
              </table:table-cell>
              <table:table-cell office:value-type="float" office:value="176.214816331863">
                <text:p>176.2148163318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">
                <text:p>3020</text:p>
              </table:table-cell>
              <table:table-cell office:value-type="float" office:value="176.641658306122">
                <text:p>176.6416583061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">
                <text:p>3030</text:p>
              </table:table-cell>
              <table:table-cell office:value-type="float" office:value="177.50728225708">
                <text:p>177.507282257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">
                <text:p>3040</text:p>
              </table:table-cell>
              <table:table-cell office:value-type="float" office:value="178.646841287613">
                <text:p>178.6468412876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">
                <text:p>3050</text:p>
              </table:table-cell>
              <table:table-cell office:value-type="float" office:value="179.349845409393">
                <text:p>179.3498454093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">
                <text:p>3060</text:p>
              </table:table-cell>
              <table:table-cell office:value-type="float" office:value="180.086258172989">
                <text:p>180.0862581729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">
                <text:p>3070</text:p>
              </table:table-cell>
              <table:table-cell office:value-type="float" office:value="180.604386091232">
                <text:p>180.6043860912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">
                <text:p>3080</text:p>
              </table:table-cell>
              <table:table-cell office:value-type="float" office:value="181.023925304413">
                <text:p>181.0239253044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">
                <text:p>3090</text:p>
              </table:table-cell>
              <table:table-cell office:value-type="float" office:value="181.427955389023">
                <text:p>181.4279553890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">
                <text:p>3100</text:p>
              </table:table-cell>
              <table:table-cell office:value-type="float" office:value="181.873207092285">
                <text:p>181.8732070922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">
                <text:p>3110</text:p>
              </table:table-cell>
              <table:table-cell office:value-type="float" office:value="182.307263374329">
                <text:p>182.3072633743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">
                <text:p>3120</text:p>
              </table:table-cell>
              <table:table-cell office:value-type="float" office:value="183.024239301682">
                <text:p>183.0242393016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">
                <text:p>3130</text:p>
              </table:table-cell>
              <table:table-cell office:value-type="float" office:value="183.965515136719">
                <text:p>183.9655151367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">
                <text:p>3140</text:p>
              </table:table-cell>
              <table:table-cell office:value-type="float" office:value="184.478682279587">
                <text:p>184.4786822795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">
                <text:p>3150</text:p>
              </table:table-cell>
              <table:table-cell office:value-type="float" office:value="184.75532913208">
                <text:p>184.755329132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">
                <text:p>3160</text:p>
              </table:table-cell>
              <table:table-cell office:value-type="float" office:value="185.2880423069">
                <text:p>185.28804230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">
                <text:p>3170</text:p>
              </table:table-cell>
              <table:table-cell office:value-type="float" office:value="186.13899731636">
                <text:p>186.138997316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">
                <text:p>3180</text:p>
              </table:table-cell>
              <table:table-cell office:value-type="float" office:value="186.742994308472">
                <text:p>186.7429943084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">
                <text:p>3190</text:p>
              </table:table-cell>
              <table:table-cell office:value-type="float" office:value="187.276120185852">
                <text:p>187.2761201858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">
                <text:p>3200</text:p>
              </table:table-cell>
              <table:table-cell office:value-type="float" office:value="187.901476144791">
                <text:p>187.9014761447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">
                <text:p>3210</text:p>
              </table:table-cell>
              <table:table-cell office:value-type="float" office:value="188.773091077805">
                <text:p>188.7730910778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">
                <text:p>3220</text:p>
              </table:table-cell>
              <table:table-cell office:value-type="float" office:value="189.108292102814">
                <text:p>189.1082921028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">
                <text:p>3230</text:p>
              </table:table-cell>
              <table:table-cell office:value-type="float" office:value="189.832551240921">
                <text:p>189.8325512409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">
                <text:p>3240</text:p>
              </table:table-cell>
              <table:table-cell office:value-type="float" office:value="190.729063272476">
                <text:p>190.7290632724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">
                <text:p>3250</text:p>
              </table:table-cell>
              <table:table-cell office:value-type="float" office:value="191.119461297989">
                <text:p>191.1194612979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">
                <text:p>3260</text:p>
              </table:table-cell>
              <table:table-cell office:value-type="float" office:value="191.697881221771">
                <text:p>191.6978812217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">
                <text:p>3270</text:p>
              </table:table-cell>
              <table:table-cell office:value-type="float" office:value="192.290346384048">
                <text:p>192.2903463840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">
                <text:p>3280</text:p>
              </table:table-cell>
              <table:table-cell office:value-type="float" office:value="192.665518283844">
                <text:p>192.6655182838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">
                <text:p>3290</text:p>
              </table:table-cell>
              <table:table-cell office:value-type="float" office:value="193.449773073196">
                <text:p>193.4497730731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">
                <text:p>3300</text:p>
              </table:table-cell>
              <table:table-cell office:value-type="float" office:value="193.733509302139">
                <text:p>193.7335093021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">
                <text:p>3310</text:p>
              </table:table-cell>
              <table:table-cell office:value-type="float" office:value="194.674324274063">
                <text:p>194.6743242740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">
                <text:p>3320</text:p>
              </table:table-cell>
              <table:table-cell office:value-type="float" office:value="195.199098110199">
                <text:p>195.1990981101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">
                <text:p>3330</text:p>
              </table:table-cell>
              <table:table-cell office:value-type="float" office:value="195.601072311401">
                <text:p>195.6010723114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">
                <text:p>3340</text:p>
              </table:table-cell>
              <table:table-cell office:value-type="float" office:value="196.218895196915">
                <text:p>196.2188951969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">
                <text:p>3350</text:p>
              </table:table-cell>
              <table:table-cell office:value-type="float" office:value="197.012244224548">
                <text:p>197.0122442245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">
                <text:p>3360</text:p>
              </table:table-cell>
              <table:table-cell office:value-type="float" office:value="197.516882181168">
                <text:p>197.5168821811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">
                <text:p>3370</text:p>
              </table:table-cell>
              <table:table-cell office:value-type="float" office:value="198.269206047058">
                <text:p>198.2692060470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">
                <text:p>3380</text:p>
              </table:table-cell>
              <table:table-cell office:value-type="float" office:value="198.950919151306">
                <text:p>198.9509191513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">
                <text:p>3390</text:p>
              </table:table-cell>
              <table:table-cell office:value-type="float" office:value="199.452354192734">
                <text:p>199.4523541927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">
                <text:p>3400</text:p>
              </table:table-cell>
              <table:table-cell office:value-type="float" office:value="200.566904067993">
                <text:p>200.5669040679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">
                <text:p>3410</text:p>
              </table:table-cell>
              <table:table-cell office:value-type="float" office:value="201.106559276581">
                <text:p>201.1065592765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">
                <text:p>3420</text:p>
              </table:table-cell>
              <table:table-cell office:value-type="float" office:value="202.187669992447">
                <text:p>202.1876699924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">
                <text:p>3430</text:p>
              </table:table-cell>
              <table:table-cell office:value-type="float" office:value="202.660170316696">
                <text:p>202.6601703166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">
                <text:p>3440</text:p>
              </table:table-cell>
              <table:table-cell office:value-type="float" office:value="203.015095233917">
                <text:p>203.0150952339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">
                <text:p>3450</text:p>
              </table:table-cell>
              <table:table-cell office:value-type="float" office:value="203.650911331177">
                <text:p>203.6509113311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">
                <text:p>3460</text:p>
              </table:table-cell>
              <table:table-cell office:value-type="float" office:value="204.241676092148">
                <text:p>204.2416760921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">
                <text:p>3470</text:p>
              </table:table-cell>
              <table:table-cell office:value-type="float" office:value="205.074660301208">
                <text:p>205.0746603012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">
                <text:p>3480</text:p>
              </table:table-cell>
              <table:table-cell office:value-type="float" office:value="205.673853158951">
                <text:p>205.6738531589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">
                <text:p>3490</text:p>
              </table:table-cell>
              <table:table-cell office:value-type="float" office:value="206.378272294998">
                <text:p>206.3782722949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">
                <text:p>3500</text:p>
              </table:table-cell>
              <table:table-cell office:value-type="float" office:value="206.846776247025">
                <text:p>206.8467762470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">
                <text:p>3510</text:p>
              </table:table-cell>
              <table:table-cell office:value-type="float" office:value="207.362633228302">
                <text:p>207.3626332283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">
                <text:p>3520</text:p>
              </table:table-cell>
              <table:table-cell office:value-type="float" office:value="207.873898983002">
                <text:p>207.8738989830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">
                <text:p>3530</text:p>
              </table:table-cell>
              <table:table-cell office:value-type="float" office:value="208.204582214355">
                <text:p>208.2045822143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">
                <text:p>3540</text:p>
              </table:table-cell>
              <table:table-cell office:value-type="float" office:value="208.987765312195">
                <text:p>208.9877653121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">
                <text:p>3550</text:p>
              </table:table-cell>
              <table:table-cell office:value-type="float" office:value="209.661221265793">
                <text:p>209.6612212657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">
                <text:p>3560</text:p>
              </table:table-cell>
              <table:table-cell office:value-type="float" office:value="210.3737180233">
                <text:p>210.37371802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">
                <text:p>3570</text:p>
              </table:table-cell>
              <table:table-cell office:value-type="float" office:value="210.859392166138">
                <text:p>210.8593921661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">
                <text:p>3580</text:p>
              </table:table-cell>
              <table:table-cell office:value-type="float" office:value="211.345956087112">
                <text:p>211.345956087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">
                <text:p>3590</text:p>
              </table:table-cell>
              <table:table-cell office:value-type="float" office:value="211.625245332718">
                <text:p>211.6252453327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">
                <text:p>3600</text:p>
              </table:table-cell>
              <table:table-cell office:value-type="float" office:value="212.339477300644">
                <text:p>212.3394773006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">
                <text:p>3610</text:p>
              </table:table-cell>
              <table:table-cell office:value-type="float" office:value="212.815418243408">
                <text:p>212.8154182434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">
                <text:p>3620</text:p>
              </table:table-cell>
              <table:table-cell office:value-type="float" office:value="213.186093091965">
                <text:p>213.1860930919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">
                <text:p>3630</text:p>
              </table:table-cell>
              <table:table-cell office:value-type="float" office:value="214.056015253067">
                <text:p>214.0560152530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">
                <text:p>3640</text:p>
              </table:table-cell>
              <table:table-cell office:value-type="float" office:value="214.677257299423">
                <text:p>214.6772572994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">
                <text:p>3650</text:p>
              </table:table-cell>
              <table:table-cell office:value-type="float" office:value="215.482148170471">
                <text:p>215.4821481704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">
                <text:p>3660</text:p>
              </table:table-cell>
              <table:table-cell office:value-type="float" office:value="215.815592288971">
                <text:p>215.8155922889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">
                <text:p>3670</text:p>
              </table:table-cell>
              <table:table-cell office:value-type="float" office:value="216.805982351303">
                <text:p>216.8059823513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">
                <text:p>3680</text:p>
              </table:table-cell>
              <table:table-cell office:value-type="float" office:value="218.073621273041">
                <text:p>218.0736212730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">
                <text:p>3690</text:p>
              </table:table-cell>
              <table:table-cell office:value-type="float" office:value="219.026030063629">
                <text:p>219.0260300636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">
                <text:p>3700</text:p>
              </table:table-cell>
              <table:table-cell office:value-type="float" office:value="219.509136199951">
                <text:p>219.5091361999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">
                <text:p>3710</text:p>
              </table:table-cell>
              <table:table-cell office:value-type="float" office:value="220.047515153885">
                <text:p>220.0475151538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">
                <text:p>3720</text:p>
              </table:table-cell>
              <table:table-cell office:value-type="float" office:value="220.62427520752">
                <text:p>220.624275207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">
                <text:p>3730</text:p>
              </table:table-cell>
              <table:table-cell office:value-type="float" office:value="220.974239349365">
                <text:p>220.9742393493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">
                <text:p>3740</text:p>
              </table:table-cell>
              <table:table-cell office:value-type="float" office:value="221.34811425209">
                <text:p>221.348114252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">
                <text:p>3750</text:p>
              </table:table-cell>
              <table:table-cell office:value-type="float" office:value="221.927490234375">
                <text:p>221.9274902343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">
                <text:p>3760</text:p>
              </table:table-cell>
              <table:table-cell office:value-type="float" office:value="222.531390190125">
                <text:p>222.531390190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">
                <text:p>3770</text:p>
              </table:table-cell>
              <table:table-cell office:value-type="float" office:value="223.206067323685">
                <text:p>223.2060673236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">
                <text:p>3780</text:p>
              </table:table-cell>
              <table:table-cell office:value-type="float" office:value="223.894532203674">
                <text:p>223.8945322036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">
                <text:p>3790</text:p>
              </table:table-cell>
              <table:table-cell office:value-type="float" office:value="224.764895439148">
                <text:p>224.7648954391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">
                <text:p>3800</text:p>
              </table:table-cell>
              <table:table-cell office:value-type="float" office:value="225.596014261246">
                <text:p>225.5960142612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">
                <text:p>3810</text:p>
              </table:table-cell>
              <table:table-cell office:value-type="float" office:value="225.962052106857">
                <text:p>225.9620521068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">
                <text:p>3820</text:p>
              </table:table-cell>
              <table:table-cell office:value-type="float" office:value="226.395641088486">
                <text:p>226.3956410884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">
                <text:p>3830</text:p>
              </table:table-cell>
              <table:table-cell office:value-type="float" office:value="226.911873102188">
                <text:p>226.9118731021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">
                <text:p>3840</text:p>
              </table:table-cell>
              <table:table-cell office:value-type="float" office:value="227.554800271988">
                <text:p>227.5548002719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">
                <text:p>3850</text:p>
              </table:table-cell>
              <table:table-cell office:value-type="float" office:value="228.376608371735">
                <text:p>228.3766083717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">
                <text:p>3860</text:p>
              </table:table-cell>
              <table:table-cell office:value-type="float" office:value="228.724692344666">
                <text:p>228.7246923446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">
                <text:p>3870</text:p>
              </table:table-cell>
              <table:table-cell office:value-type="float" office:value="229.188839197159">
                <text:p>229.1888391971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">
                <text:p>3880</text:p>
              </table:table-cell>
              <table:table-cell office:value-type="float" office:value="229.708259105682">
                <text:p>229.7082591056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">
                <text:p>3890</text:p>
              </table:table-cell>
              <table:table-cell office:value-type="float" office:value="229.981815099716">
                <text:p>229.9818150997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">
                <text:p>3900</text:p>
              </table:table-cell>
              <table:table-cell office:value-type="float" office:value="230.648680210114">
                <text:p>230.6486802101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">
                <text:p>3910</text:p>
              </table:table-cell>
              <table:table-cell office:value-type="float" office:value="231.209913253784">
                <text:p>231.2099132537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">
                <text:p>3920</text:p>
              </table:table-cell>
              <table:table-cell office:value-type="float" office:value="232.038871049881">
                <text:p>232.0388710498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">
                <text:p>3930</text:p>
              </table:table-cell>
              <table:table-cell office:value-type="float" office:value="232.611925363541">
                <text:p>232.6119253635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">
                <text:p>3940</text:p>
              </table:table-cell>
              <table:table-cell office:value-type="float" office:value="233.378517389297">
                <text:p>233.3785173892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">
                <text:p>3950</text:p>
              </table:table-cell>
              <table:table-cell office:value-type="float" office:value="234.00484418869">
                <text:p>234.004844188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">
                <text:p>3960</text:p>
              </table:table-cell>
              <table:table-cell office:value-type="float" office:value="234.77764415741">
                <text:p>234.777644157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">
                <text:p>3970</text:p>
              </table:table-cell>
              <table:table-cell office:value-type="float" office:value="235.477469205856">
                <text:p>235.4774692058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">
                <text:p>3980</text:p>
              </table:table-cell>
              <table:table-cell office:value-type="float" office:value="236.271000146866">
                <text:p>236.2710001468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">
                <text:p>3990</text:p>
              </table:table-cell>
              <table:table-cell office:value-type="float" office:value="236.954913139343">
                <text:p>236.9549131393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">
                <text:p>4000</text:p>
              </table:table-cell>
              <table:table-cell office:value-type="float" office:value="237.520814180374">
                <text:p>237.520814180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